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9pt"/>
    </style:style>
    <style:style style:name="co2" style:family="table-column">
      <style:table-column-properties fo:break-before="auto" style:column-width="58.25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fo:background-color="transparent"/>
      <style:text-properties style:font-name="FreeMono"/>
    </style:style>
    <style:style style:name="ce38" style:family="table-cell" style:parent-style-name="Default">
      <style:table-cell-properties fo:background-color="transparent" style:rotation-align="none"/>
      <style:text-properties style:font-name="FreeMono"/>
    </style:style>
    <style:style style:name="ce1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FreeMono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FreeMono"/>
    </style:style>
    <style:style style:name="ce36" style:family="table-cell" style:parent-style-name="Default" style:data-style-name="N125">
      <style:table-cell-properties fo:background-color="transparent" style:rotation-align="none"/>
      <style:text-properties style:font-name="FreeMono"/>
    </style:style>
    <style:style style:name="ce37" style:family="table-cell" style:parent-style-name="Default" style:data-style-name="N4">
      <style:table-cell-properties fo:background-color="transparent" style:rotation-align="none"/>
      <style:text-properties style:font-name="FreeMono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visibility="collapse" table:default-cell-style-name="ce38"/>
        <table:table-column table:style-name="co4" table:default-cell-style-name="ce38"/>
        <table:table-column table:style-name="co5" table:default-cell-style-name="ce38"/>
        <table:table-column table:style-name="co5" table:default-cell-style-name="ce36"/>
        <table:table-column table:style-name="co5" table:number-columns-repeated="1018" table:default-cell-style-name="ce38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9"/>
          <table:covered-table-cell table:style-name="ce28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8" table:number-rows-spanned="1">
            <text:p># MultiZone reserved memory: 8K @0x80000000, 4K @0x00000000, 2K @0x00200000</text:p>
          </table:table-cell>
          <table:covered-table-cell table:number-columns-repeated="4" table:style-name="ce9"/>
          <table:covered-table-cell table:style-name="ce28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FLASH (4MB U10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HEX2DEC(SUBSTITUTE([.D6];&quot;0x&quot;;&quot;&quot;))" office:value-type="float" office:value="2147483648" calcext:value-type="float">
            <text:p>2147483648</text:p>
          </table:table-cell>
          <table:table-cell table:style-name="ce25" office:value-type="string" calcext:value-type="string">
            <office:annotation draw:style-name="gr1" draw:text-style-name="P2" svg:width="82.18pt" svg:height="51pt" svg:x="234.34pt" svg:y="21.46pt" draw:caption-point-x="-17.29pt" draw:caption-point-y="42.8pt">
              <dc:date>2021-08-27T00:00:00</dc:date>
              <text:p text:style-name="P1"><text:span text:style-name="T1">Use 0x00000000 for openocd load &amp; debug</text:span></text:p>
            </office:annotation>
            <text:p>0x80000000</text:p>
          </table:table-cell>
          <table:table-cell table:style-name="ce26"/>
          <table:table-cell table:style-name="ce33" table:formula="of:=IF(  MOD([.C6];[.B6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OOT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6]+[.B6]*1024" office:value-type="float" office:value="2147491840" calcext:value-type="float">
            <text:p>2147491840</text:p>
          </table:table-cell>
          <table:table-cell table:style-name="ce26" table:formula="of:=CONCATENATE(&quot;0x&quot;;DEC2HEX([.C7];8))" office:value-type="string" office:string-value="0x80002000" calcext:value-type="string">
            <text:p>0x80002000</text:p>
          </table:table-cell>
          <table:table-cell table:style-name="ce26"/>
          <table:table-cell table:style-name="ce33" table:formula="of:=IF(  MOD([.C7];[.B7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---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7]+[.B7]*1024" office:value-type="float" office:value="2147493888" calcext:value-type="float">
            <text:p>2147493888</text:p>
          </table:table-cell>
          <table:table-cell table:style-name="ce26" table:formula="of:=CONCATENATE(&quot;0x&quot;;DEC2HEX([.C8];8))" office:value-type="string" office:string-value="0x80002800" calcext:value-type="string">
            <text:p>0x80002800</text:p>
          </table:table-cell>
          <table:table-cell table:style-name="ce26"/>
          <table:table-cell table:style-name="ce33" table:formula="of:=IF(  MOD([.C8];[.B8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8]+[.B8]*1024" office:value-type="float" office:value="2147495936" calcext:value-type="float">
            <text:p>2147495936</text:p>
          </table:table-cell>
          <table:table-cell table:style-name="ce26" table:formula="of:=CONCATENATE(&quot;0x&quot;;DEC2HEX([.C9];8))" office:value-type="string" office:string-value="0x80003000" calcext:value-type="string">
            <text:p>0x80003000</text:p>
          </table:table-cell>
          <table:table-cell table:style-name="ce26"/>
          <table:table-cell table:style-name="ce33" table:formula="of:=IF(  MOD([.C9];[.B9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9]+[.B9]*1024" office:value-type="float" office:value="2147500032" calcext:value-type="float">
            <text:p>2147500032</text:p>
          </table:table-cell>
          <table:table-cell table:style-name="ce26" table:formula="of:=CONCATENATE(&quot;0x&quot;;DEC2HEX([.C10];8))" office:value-type="string" office:string-value="0x80004000" calcext:value-type="string">
            <text:p>0x80004000</text:p>
          </table:table-cell>
          <table:table-cell table:style-name="ce26"/>
          <table:table-cell table:style-name="ce33" table:formula="of:=IF(  MOD([.C10];[.B10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10]+[.B10]*1024" office:value-type="float" office:value="2147508224" calcext:value-type="float">
            <text:p>2147508224</text:p>
          </table:table-cell>
          <table:table-cell table:style-name="ce26" table:formula="of:=CONCATENATE(&quot;0x&quot;;DEC2HEX([.C11];8))" office:value-type="string" office:string-value="0x80006000" calcext:value-type="string">
            <text:p>0x80006000</text:p>
          </table:table-cell>
          <table:table-cell table:style-name="ce26"/>
          <table:table-cell table:style-name="ce33" table:formula="of:=IF(  MOD([.C11];[.B11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32" calcext:value-type="float">
            <text:p>32</text:p>
          </table:table-cell>
          <table:table-cell table:style-name="ce9" table:formula="of:=[.C11]+[.B11]*1024" office:value-type="float" office:value="2147516416" calcext:value-type="float">
            <text:p>2147516416</text:p>
          </table:table-cell>
          <table:table-cell table:style-name="ce26" table:formula="of:=CONCATENATE(&quot;0x&quot;;DEC2HEX([.C12];8))" office:value-type="string" office:string-value="0x80008000" calcext:value-type="string">
            <text:p>0x80008000</text:p>
          </table:table-cell>
          <table:table-cell table:style-name="ce26"/>
          <table:table-cell table:style-name="ce33" table:formula="of:=IF(  MOD([.C12];[.B12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6:.B12])" office:value-type="float" office:value="64" calcext:value-type="float">
            <text:p>6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ILM (256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HEX2DEC(SUBSTITUTE([.D16];&quot;0x&quot;;&quot;&quot;))" office:value-type="float" office:value="65536" calcext:value-type="float">
            <text:p>65536</text:p>
          </table:table-cell>
          <table:table-cell table:style-name="ce25" office:value-type="string" calcext:value-type="string">
            <text:p>0x00010000</text:p>
          </table:table-cell>
          <table:table-cell table:style-name="ce26"/>
          <table:table-cell table:style-name="ce33" table:formula="of:=IF(  MOD([.C16];[.B16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16:.B16])" office:value-type="float" office:value="4" calcext:value-type="float">
            <text:p>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1" draw:text-style-name="P2" svg:width="82.18pt" svg:height="51pt" svg:x="112pt" svg:y="187.88pt" draw:caption-point-x="-17.29pt" draw:caption-point-y="42.8pt">
              <dc:date>2021-08-27T00:00:00</dc:date>
              <text:p text:style-name="P1"><text:span text:style-name="T1">Can’t execute code – load &amp; store only</text:span></text:p>
            </office:annotation>
            <text:p>DLM (128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HEX2DEC(SUBSTITUTE([.D20];&quot;0x&quot;;&quot;&quot;))" office:value-type="float" office:value="2097152" calcext:value-type="float">
            <text:p>2097152</text:p>
          </table:table-cell>
          <table:table-cell table:style-name="ce25" office:value-type="string" calcext:value-type="string">
            <text:p>0x00200000</text:p>
          </table:table-cell>
          <table:table-cell table:style-name="ce26"/>
          <table:table-cell table:style-name="ce33" table:formula="of:=IF(  MOD([.C20];[.B20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---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C20]+[.B20]*1024" office:value-type="float" office:value="2099200" calcext:value-type="float">
            <text:p>2099200</text:p>
          </table:table-cell>
          <table:table-cell table:style-name="ce26" table:formula="of:=CONCATENATE(&quot;0x&quot;;DEC2HEX([.C21];8))" office:value-type="string" office:string-value="0x00200800" calcext:value-type="string">
            <text:p>0x00200800</text:p>
          </table:table-cell>
          <table:table-cell table:style-name="ce26"/>
          <table:table-cell table:style-name="ce33" table:formula="of:=IF(  MOD([.C21];[.B21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21]+[.B21]*1024" office:value-type="float" office:value="2101248" calcext:value-type="float">
            <text:p>2101248</text:p>
          </table:table-cell>
          <table:table-cell table:style-name="ce26" table:formula="of:=CONCATENATE(&quot;0x&quot;;DEC2HEX([.C22];8))" office:value-type="string" office:string-value="0x00201000" calcext:value-type="string">
            <text:p>0x00201000</text:p>
          </table:table-cell>
          <table:table-cell table:style-name="ce26"/>
          <table:table-cell table:style-name="ce33" table:formula="of:=IF(  MOD([.C22];[.B22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2]+[.B22]*1024" office:value-type="float" office:value="2105344" calcext:value-type="float">
            <text:p>2105344</text:p>
          </table:table-cell>
          <table:table-cell table:style-name="ce26" table:formula="of:=CONCATENATE(&quot;0x&quot;;DEC2HEX([.C23];8))" office:value-type="string" office:string-value="0x00202000" calcext:value-type="string">
            <text:p>0x00202000</text:p>
          </table:table-cell>
          <table:table-cell table:style-name="ce26"/>
          <table:table-cell table:style-name="ce33" table:formula="of:=IF(  MOD([.C23];[.B23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3]+[.B23]*1024" office:value-type="float" office:value="2113536" calcext:value-type="float">
            <text:p>2113536</text:p>
          </table:table-cell>
          <table:table-cell table:style-name="ce26" table:formula="of:=CONCATENATE(&quot;0x&quot;;DEC2HEX([.C24];8))" office:value-type="string" office:string-value="0x00204000" calcext:value-type="string">
            <text:p>0x00204000</text:p>
          </table:table-cell>
          <table:table-cell table:style-name="ce26"/>
          <table:table-cell table:style-name="ce33" table:formula="of:=IF(  MOD([.C24];[.B24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4]+[.B24]*1024" office:value-type="float" office:value="2121728" calcext:value-type="float">
            <text:p>2121728</text:p>
          </table:table-cell>
          <table:table-cell table:style-name="ce26" table:formula="of:=CONCATENATE(&quot;0x&quot;;DEC2HEX([.C25];8))" office:value-type="string" office:string-value="0x00206000" calcext:value-type="string">
            <text:p>0x00206000</text:p>
          </table:table-cell>
          <table:table-cell table:style-name="ce26"/>
          <table:table-cell table:style-name="ce33" table:formula="of:=IF(  MOD([.C25];[.B25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TRACE</text:p>
          </table:table-cell>
          <table:table-cell table:style-name="ce5" office:value-type="float" office:value="32" calcext:value-type="float">
            <text:p>32</text:p>
          </table:table-cell>
          <table:table-cell table:style-name="ce9" table:formula="of:=[.C25]+[.B25]*1024" office:value-type="float" office:value="2129920" calcext:value-type="float">
            <text:p>2129920</text:p>
          </table:table-cell>
          <table:table-cell table:style-name="ce26" table:formula="of:=CONCATENATE(&quot;0x&quot;;DEC2HEX([.C26];8))" office:value-type="string" office:string-value="0x00208000" calcext:value-type="string">
            <office:annotation draw:style-name="gr1" draw:text-style-name="P2" svg:width="82.18pt" svg:height="51pt" svg:x="234.34pt" svg:y="277.46pt" draw:caption-point-x="-17.29pt" draw:caption-point-y="42.8pt">
              <dc:date>2021-08-27T00:00:00</dc:date>
              <text:p text:style-name="P1"><text:span text:style-name="T1">Kernel debug only</text:span></text:p>
            </office:annotation>
            <text:p>0x00208000</text:p>
          </table:table-cell>
          <table:table-cell table:style-name="ce26"/>
          <table:table-cell table:style-name="ce33"/>
          <table:table-cell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0:.B26])" office:value-type="float" office:value="64" calcext:value-type="float">
            <text:p>6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9"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1" office:value-type="string" calcext:value-type="string">
            <text:p>DMA Accesible RAM (16K?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ZONE1</text:p>
          </table:table-cell>
          <table:table-cell table:style-name="ce22" office:value-type="float" office:value="1" calcext:value-type="float">
            <text:p>1</text:p>
          </table:table-cell>
          <table:table-cell table:style-name="ce4" table:formula="of:=HEX2DEC(SUBSTITUTE([.D30];&quot;0x&quot;;&quot;&quot;))" office:value-type="float" office:value="33554432" calcext:value-type="float">
            <text:p>33554432</text:p>
          </table:table-cell>
          <table:table-cell table:style-name="ce22" office:value-type="string" calcext:value-type="string">
            <text:p>0x02000000</text:p>
          </table:table-cell>
          <table:table-cell table:style-name="ce18"/>
          <table:table-cell table:style-name="ce33" table:formula="of:=IF(  MOD([.C30];[.B30]*1024)=0; &quot;&quot;; &quot;!&quot;)">
            <text:p/>
          </table:table-cell>
          <table:table-cell table:style-name="ce18"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30])" office:value-type="float" office:value="1" calcext:value-type="float">
            <text:p>1</text:p>
          </table:table-cell>
          <table:table-cell table:style-name="ce18" table:number-columns-repeated="3"/>
          <table:table-cell table:style-name="ce31"/>
          <table:table-cell table:style-name="ce18" table:number-columns-repeated="1018"/>
        </table:table-row>
        <table:table-row table:style-name="ro1" table:number-rows-repeated="6">
          <table:table-cell table:style-name="ce18" table:number-columns-repeated="5"/>
          <table:table-cell table:style-name="ce31"/>
          <table:table-cell table:style-name="ce18" table:number-columns-repeated="1018"/>
        </table:table-row>
        <table:table-row table:style-name="ro1">
          <table:table-cell table:style-name="ce9" table:number-columns-repeated="5"/>
          <table:table-cell table:style-name="ce28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2:23:30.096928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04T12:29:24.691383812</dc:date>
    <meta:editing-cycles>69</meta:editing-cycles>
    <meta:editing-duration>PT11H6M39S</meta:editing-duration>
    <meta:generator>LibreOffice/6.1.5.2$Linux_X86_64 LibreOffice_project/10$Build-2</meta:generator>
    <meta:document-statistic meta:table-count="1" meta:cell-count="105" meta:object-count="0"/>
  </office:meta>
</office:document-meta>
</file>